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3000000BF55C763A58E0BBF9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7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282cm" fo:margin-bottom="0cm" fo:line-height="107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42cm" text:min-label-width="0.828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42cm" text:min-label-width="0.828cm"/>
        <style:text-properties style:font-name="Calibri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42cm" text:min-label-width="0.828cm"/>
        <style:text-properties style:font-name="Calibri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style:font-name="Calibri" fo:color="#000000" fo:font-size="100%"/>
      </text:list-level-style-bullet>
      <text:list-level-style-bullet text:level="3" text:bullet-char="-">
        <style:list-level-properties text:space-before="2.982cm" text:min-label-width="0.828cm"/>
        <style:text-properties style:font-name="Calibri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42cm" text:min-label-width="0.828cm"/>
        <style:text-properties style:font-name="Calibri" fo:color="#000000" fo:font-size="100%"/>
      </text:list-level-style-bullet>
      <text:list-level-style-bullet text:level="2" text:bullet-char="-">
        <style:list-level-properties text:space-before="1.712cm" text:min-label-width="0.828cm"/>
        <style:text-properties style:font-name="Calibri" fo:color="#000000" fo:font-size="100%"/>
      </text:list-level-style-bullet>
      <text:list-level-style-bullet text:level="3" text:bullet-char="-">
        <style:list-level-properties text:space-before="2.982cm" text:min-label-width="0.828cm"/>
        <style:text-properties style:font-name="Calibri" fo:color="#000000" fo:font-size="100%"/>
      </text:list-level-style-bullet>
      <text:list-level-style-bullet text:level="4" text:bullet-char="-">
        <style:list-level-properties text:space-before="4.252cm" text:min-label-width="0.828cm"/>
        <style:text-properties style:font-name="Calibri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Bowling Exercise</text:span><text:span text:style-name="T1"><text:line-break/></text:span><text:span text:style-name="T1"/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Bowling Game Scoring</text:span></text:p>
            <text:p text:style-name="P1"><text:span text:style-name="T2"/></text:p>
            <text:p text:style-name="P1"><text:span text:style-name="T2"/></text:p>
          </draw:text-box>
        </draw:frame>
        <draw:frame draw:name="Google Shape;56;p13" draw:style-name="gr1" draw:text-style-name="P4" draw:layer="layout" svg:width="15.292cm" svg:height="2.539cm" svg:x="0.46cm" svg:y="10.286cm">
          <draw:image xlink:href="Pictures/1000000000000483000000BF55C763A58E0BBF95.png" xlink:type="simple" xlink:show="embed" xlink:actuate="onLoad">
            <text:p/>
          </draw:image>
        </draw:frame>
        <draw:custom-shape draw:name="Google Shape;57;p13" draw:style-name="gr2" draw:text-style-name="P5" draw:layer="layout" svg:width="3.252cm" svg:height="0.359cm" draw:transform="rotate (-3.14159265358979) translate (18.341cm 11.241cm)">
          <text:p text:style-name="P6"><text:span text:style-name="T3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;p13" draw:style-name="gr3" draw:text-style-name="P5" draw:layer="layout" svg:width="4.322cm" svg:height="0.997cm" svg:x="18.341cm" svg:y="10.881cm">
          <text:p text:style-name="P6"><text:span text:style-name="T3">FrameRollsCtrl</text:span></text:p>
          <draw:enhanced-geometry draw:mirror-horizontal="false" draw:mirror-vertical="false" draw:text-areas="?f38 ?f38 ?f39 ?f40" svg:viewBox="0 0 0 0" draw:type="ooxml-wedgeRoundRectCallout" draw:modifiers="-20833 62500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59;p13" draw:style-name="gr3" draw:text-style-name="P5" draw:layer="layout" svg:width="2.474cm" svg:height="0.997cm" svg:x="10.577cm" svg:y="13.038cm">
          <text:p text:style-name="P6"><text:span text:style-name="T3">Frame</text:span></text:p>
          <draw:enhanced-geometry draw:mirror-horizontal="false" draw:mirror-vertical="false" draw:text-areas="?f38 ?f38 ?f39 ?f40" svg:viewBox="0 0 0 0" draw:type="ooxml-wedgeRoundRectCallout" draw:modifiers="-20833 62500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60;p13" draw:style-name="gr2" draw:text-style-name="P5" draw:layer="layout" svg:width="1.774cm" svg:height="1.363cm" svg:x="13.052cm" svg:y="12.397cm">
          <text:p text:style-name="P6"><text:span text:style-name="T3"/></text:p>
          <draw:enhanced-geometry draw:mirror-horizontal="false" draw:mirror-vertical="false" draw:text-areas="0 ?f13 ?f11 ?f17" svg:viewBox="0 0 0 0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3" draw:text-style-name="P9" draw:layer="layout" svg:width="15.239cm" svg:height="11.429cm" svg:x="1.905cm" svg:y="12.065cm" presentation:class="notes" presentation:user-transformed="true">
            <draw:text-box>
              <text:p text:style-name="P7"><text:span text:style-name="T4">Foreach Roll(NumOfPins)</text:span></text:p>
              <text:list text:style-name="L5">
                <text:list-item>
                  <text:p text:style-name="P8"><text:span text:style-name="T4">Find/get the current frame</text:span></text:p>
                </text:list-item>
                <text:list-item>
                  <text:p text:style-name="P7"><text:span text:style-name="T4">Add the number of pins knocked down to that frames FrameRollsCtrl</text:span></text:p>
                </text:list-item>
                <text:list-item>
                  <text:p text:style-name="P7"><text:span text:style-name="T4">If any pending score frames exist, add the number of pins knocked down to that pending frame</text:span></text:p>
                </text:list-item>
                <text:list-item>
                  <text:p text:style-name="P7"><text:span text:style-name="T4">Score()</text:span></text:p>
                </text:list-item>
              </text:list>
              <text:list text:style-name="L6">
                <text:list-item>
                  <text:list>
                    <text:list-item>
                      <text:p text:style-name="P7"><text:span text:style-name="T4">If any pending frames are ready to score, score them and remove the pending frame. from the list</text:span></text:p>
                    </text:list-item>
                    <text:list-item>
                      <text:p text:style-name="P7"><text:span text:style-name="T4">If the current frame is Over </text:span></text:p>
                    </text:list-item>
                  </text:list>
                </text:list-item>
              </text:list>
              <text:list text:style-name="L7">
                <text:list-item>
                  <text:list>
                    <text:list-item>
                      <text:list>
                        <text:list-item>
                          <text:p text:style-name="P7"><text:span text:style-name="T4">If the frame does not need future rolls to score </text:span></text:p>
                        </text:list-item>
                      </text:list>
                    </text:list-item>
                  </text:list>
                </text:list-item>
              </text:list>
              <text:list text:style-name="L8"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4">write its score in the frame.</text:span></text:p>
                            </text:list-item>
                            <text:list-item>
                              <text:p text:style-name="P7"><text:span text:style-name="T4">Else, add that frame number to the Pending list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4">If Frame is finished(Over), move pointer to the next frame. If at end, GameOver is true.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"/>
    <meta:generator>LibreOfficeDev/6.0.5.2$Linux_X86_64 LibreOffice_project/</meta:generator>
  </office:meta>
</office:document-meta>
</file>